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size="24pt" style:font-size-asian="24pt" style:font-size-complex="24pt"/>
    </style:style>
    <style:style style:name="P6" style:family="paragraph" style:parent-style-name="Standard" style:list-style-name="L4">
      <style:paragraph-properties fo:line-height="150%"/>
      <style:text-properties fo:font-size="24pt" style:font-size-asian="24pt" style:font-size-complex="24pt"/>
    </style:style>
    <style:style style:name="P7" style:family="paragraph" style:parent-style-name="Standard" style:list-style-name="L4">
      <style:paragraph-properties fo:line-height="150%"/>
      <style:text-properties fo:font-size="24pt" officeooo:paragraph-rsid="001dfb3c" style:font-size-asian="24pt" style:font-size-complex="24pt"/>
    </style:style>
    <style:style style:name="P8" style:family="paragraph" style:parent-style-name="Standard" style:list-style-name="L5">
      <style:paragraph-properties fo:line-height="150%"/>
      <style:text-properties fo:font-size="24pt" style:font-size-asian="24pt" style:font-size-complex="24pt"/>
    </style:style>
    <style:style style:name="P9" style:family="paragraph" style:parent-style-name="Standard" style:list-style-name="L6">
      <style:paragraph-properties fo:line-height="150%"/>
      <style:text-properties fo:font-size="24pt" style:font-size-asian="24pt" style:font-size-complex="24pt"/>
    </style:style>
    <style:style style:name="P10" style:family="paragraph" style:parent-style-name="Standard" style:list-style-name="L7">
      <style:paragraph-properties fo:line-height="150%"/>
      <style:text-properties fo:font-size="24pt" style:font-size-asian="24pt" style:font-size-complex="24pt"/>
    </style:style>
    <style:style style:name="P11" style:family="paragraph" style:parent-style-name="Text_20_body">
      <style:text-properties fo:font-size="24pt" style:font-size-asian="24pt" style:font-size-complex="24pt"/>
    </style:style>
    <style:style style:name="P12" style:family="paragraph" style:parent-style-name="Heading_20_3">
      <style:text-properties fo:font-size="28pt" style:font-size-asian="28pt" style:font-size-complex="28pt"/>
    </style:style>
    <style:style style:name="P13" style:family="paragraph" style:parent-style-name="Heading_20_3" style:list-style-name="">
      <style:text-properties fo:font-size="28pt" style:font-size-asian="28pt" style:font-size-complex="28pt"/>
    </style:style>
    <style:style style:name="P14" style:family="paragraph" style:parent-style-name="Heading_20_3">
      <style:text-properties fo:font-size="24pt" style:font-size-asian="24pt" style:font-size-complex="24pt"/>
    </style:style>
    <style:style style:name="P15" style:family="paragraph" style:parent-style-name="Heading_20_3" style:list-style-name="">
      <style:text-properties fo:font-size="24pt" style:font-size-asian="24pt" style:font-size-complex="24pt"/>
    </style:style>
    <style:style style:name="P16" style:family="paragraph" style:parent-style-name="Heading_20_3">
      <style:paragraph-properties fo:background-color="transparent">
        <style:background-image/>
      </style:paragraph-properties>
      <style:text-properties fo:font-size="28pt" style:font-size-asian="28pt" style:font-size-complex="28pt"/>
    </style:style>
    <style:style style:name="P17" style:family="paragraph" style:parent-style-name="Heading_20_3">
      <style:paragraph-properties fo:break-before="page"/>
      <style:text-properties fo:font-size="28pt" style:font-size-asian="28pt" style:font-size-complex="28pt"/>
    </style:style>
    <style:style style:name="T1" style:family="text">
      <style:text-properties officeooo:rsid="001dfb3c"/>
    </style:style>
    <style:style style:name="T2" style:family="text">
      <style:text-properties officeooo:rsid="001dfb3c" fo:background-color="transparent" loext:char-shading-value="0"/>
    </style:style>
    <style:style style:name="T3" style:family="text">
      <style:text-properties officeooo:rsid="001f74df"/>
    </style:style>
    <style:style style:name="T4" style:family="text">
      <style:text-properties officeooo:rsid="0020be7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T2">S</text:span>election Sort</text:h>
      <text:list xml:id="list1013712236991577206" text:style-name="L4">
        <text:list-item>
          <text:p text:style-name="P6">Shuffle the cards.</text:p>
        </text:list-item>
        <text:list-item>
          <text:p text:style-name="P6">Lay them out in a row in front of you. </text:p>
        </text:list-item>
        <text:list-item>
          <text:p text:style-name="P6">Take the smallest card an put it on a separate pile. </text:p>
        </text:list-item>
        <text:list-item>
          <text:p text:style-name="P6">Look for the next smallest card and put it on top of the first. </text:p>
        </text:list-item>
        <text:list-item>
          <text:p text:style-name="P6">Repeat <text:span text:style-name="T4">steps </text:span>3. <text:span text:style-name="T4">and </text:span>4. until all cards are sorted. </text:p>
        </text:list-item>
        <text:list-item>
          <text:p text:style-name="P7">Measure the time you need for sorting all cards <text:span text:style-name="T1">and write it down.</text:span></text:p>
        </text:list-item>
      </text:list>
      <text:h text:style-name="P14" text:outline-level="3"/>
      <text:p text:style-name="P11"/>
      <text:h text:style-name="P13" text:outline-level="3"/>
      <text:h text:style-name="P17" text:outline-level="3">Insertion Sort</text:h>
      <text:list xml:id="list8201691793691262285" text:style-name="L5">
        <text:list-item>
          <text:p text:style-name="P8">Shuffle the cards.</text:p>
        </text:list-item>
        <text:list-item>
          <text:p text:style-name="P8">Place them in a pile in front of you. </text:p>
        </text:list-item>
        <text:list-item>
          <text:p text:style-name="P8">Take the first card into your hand. </text:p>
        </text:list-item>
        <text:list-item>
          <text:p text:style-name="P8">Take the second card and put it next to the first,<text:line-break/><text:tab/>so that the smaller one is to the left. </text:p>
        </text:list-item>
        <text:list-item>
          <text:p text:style-name="P8">Take the next card and put it into the <text:span text:style-name="T1">correct</text:span> position<text:line-break/><text:tab/>beside the others.</text:p>
        </text:list-item>
        <text:list-item>
          <text:p text:style-name="P8">Repeat step 5. until all cards are sorted.</text:p>
        </text:list-item>
        <text:list-item>
          <text:p text:style-name="P8">Measure the time you need for sorting all cards and write it <text:span text:style-name="T1">down</text:span>.</text:p>
        </text:list-item>
      </text:list>
      <text:h text:style-name="P12" text:outline-level="3"><text:soft-page-break/>Bubblesort</text:h>
      <text:list xml:id="list1115927544554013365" text:style-name="L6">
        <text:list-item>
          <text:p text:style-name="P9">Shuffle the cards.</text:p>
        </text:list-item>
        <text:list-item>
          <text:p text:style-name="P9">Lay them out in a row in front of <text:s/>you. </text:p>
        </text:list-item>
        <text:list-item>
          <text:p text:style-name="P9">Look for a smaller card that is on the right adjacent to a bigger one.</text:p>
        </text:list-item>
        <text:list-item>
          <text:p text:style-name="P9">Exchange the two so that the smaller card is to the left. </text:p>
        </text:list-item>
        <text:list-item>
          <text:p text:style-name="P9"><text:span text:style-name="T3">R</text:span>epeat <text:span text:style-name="T3">steps </text:span>3. <text:span text:style-name="T3">and </text:span>4. until everything is sorted. </text:p>
        </text:list-item>
        <text:list-item>
          <text:p text:style-name="P9">Measure the time you need for sorting all cards and write it <text:span text:style-name="T3">down</text:span>.</text:p>
        </text:list-item>
      </text:list>
      <text:h text:style-name="P14" text:outline-level="3"/>
      <text:p text:style-name="P11"/>
      <text:p text:style-name="P11"/>
      <text:h text:style-name="P15" text:outline-level="3"/>
      <text:h text:style-name="P17" text:outline-level="3">Mergesort</text:h>
      <text:list xml:id="list1759377313968910202" text:style-name="L7">
        <text:list-item>
          <text:p text:style-name="P10">Shuffle the cards.</text:p>
        </text:list-item>
        <text:list-item>
          <text:p text:style-name="P10">Divide them into two equal piles. </text:p>
        </text:list-item>
        <text:list-item>
          <text:p text:style-name="P10">Sorts both piles separately in your hand.</text:p>
        </text:list-item>
        <text:list-item>
          <text:p text:style-name="P10">Place the sorted piles face up in front of you, <text:line-break/><text:tab/>so that the smallest card is on top.</text:p>
        </text:list-item>
        <text:list-item>
          <text:p text:style-name="P10">P<text:span text:style-name="T3">lace</text:span> the smaller of the two visible cards <text:span text:style-name="T3">on</text:span> a <text:span text:style-name="T3">third</text:span> pile.</text:p>
        </text:list-item>
        <text:list-item>
          <text:p text:style-name="P10">Repeat <text:span text:style-name="T4">step </text:span>5. until all cards are in <text:span text:style-name="T3">the third</text:span>, sorted pile.</text:p>
        </text:list-item>
        <text:list-item>
          <text:p text:style-name="P10">Measure the time you need for sorting all cards and write it <text:span text:style-name="T3">down</text:span>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0T09:19:35.90</meta:creation-date>
    <dc:date>2016-03-28T22:20:08.758080922</dc:date>
    <meta:editing-duration>PT1H22M7S</meta:editing-duration>
    <meta:editing-cycles>9</meta:editing-cycles>
    <meta:generator>LibreOffice/4.2.8.2$Linux_X86_64 LibreOffice_project/420m0$Build-2</meta:generator>
    <meta:printed-by>Kristian Rother</meta:printed-by>
    <meta:print-date>2010-09-14T12:36:20.73</meta:print-date>
    <meta:document-statistic meta:table-count="0" meta:image-count="0" meta:object-count="0" meta:page-count="4" meta:paragraph-count="30" meta:word-count="300" meta:character-count="1425" meta:non-whitespace-character-count="1165"/>
    <meta:user-defined meta:name="Info 1"/>
    <meta:user-defined meta:name="Info 2"/>
    <meta:user-defined meta:name="Info 3"/>
    <meta:user-defined meta:name="Info 4"/>
  </office:meta>
</office:document-meta>
</file>